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note">
      <style:text-properties officeooo:rsid="00b13fb1" officeooo:paragraph-rsid="00b13fb1"/>
    </style:style>
    <style:style style:name="P2" style:family="paragraph" style:parent-style-name="Footnote">
      <style:text-properties officeooo:rsid="00ad3346" officeooo:paragraph-rsid="00ad3346"/>
    </style:style>
    <style:style style:name="P3" style:family="paragraph" style:parent-style-name="Footnote">
      <style:text-properties officeooo:rsid="0177aa20" officeooo:paragraph-rsid="0177aa20"/>
    </style:style>
    <style:style style:name="P4" style:family="paragraph" style:parent-style-name="Footnote">
      <style:text-properties officeooo:rsid="00e500a5" officeooo:paragraph-rsid="01ac47a2"/>
    </style:style>
    <style:style style:name="P5" style:family="paragraph" style:parent-style-name="Footnote">
      <style:text-properties officeooo:rsid="00e500a5" officeooo:paragraph-rsid="02e1aa31"/>
    </style:style>
    <style:style style:name="P6" style:family="paragraph" style:parent-style-name="Footer">
      <style:paragraph-properties fo:text-align="end" style:justify-single-word="false"/>
      <style:text-properties style:font-name="Arial1" fo:language="de" fo:country="DE"/>
    </style:style>
    <style:style style:name="P7" style:family="paragraph" style:parent-style-name="Header">
      <style:paragraph-properties fo:text-align="end" style:justify-single-word="false"/>
      <style:text-properties style:font-name="Arial1" fo:font-size="10pt" officeooo:rsid="001820a1" officeooo:paragraph-rsid="001820a1" style:font-size-asian="10pt" style:font-size-complex="10pt"/>
    </style:style>
    <style:style style:name="P8" style:family="paragraph" style:parent-style-name="Heading_20_1" style:master-page-name="Standard">
      <style:paragraph-properties style:page-number="5"/>
      <style:text-properties style:font-name="Arial1" fo:language="de" fo:country="DE"/>
    </style:style>
    <style:style style:name="P9" style:family="paragraph" style:parent-style-name="Heading_20_3">
      <style:text-properties officeooo:paragraph-rsid="009edb47"/>
    </style:style>
    <style:style style:name="P10" style:family="paragraph" style:parent-style-name="Heading_20_3">
      <style:text-properties officeooo:rsid="00ea7181" officeooo:paragraph-rsid="00ea7181"/>
    </style:style>
    <style:style style:name="P11" style:family="paragraph" style:parent-style-name="Heading_20_2">
      <style:text-properties fo:color="#f2ba4b" style:font-name="Arial1" fo:background-color="transparent"/>
    </style:style>
    <style:style style:name="P12" style:family="paragraph" style:parent-style-name="Heading_20_2">
      <style:text-properties fo:color="#f2ba4b" style:font-name="Arial1" officeooo:rsid="009e104d" officeooo:paragraph-rsid="009e104d" fo:background-color="transparent"/>
    </style:style>
    <style:style style:name="P13" style:family="paragraph" style:parent-style-name="Heading_20_2">
      <style:text-properties officeooo:paragraph-rsid="0085c007"/>
    </style:style>
    <style:style style:name="P14" style:family="paragraph" style:parent-style-name="Heading_20_2">
      <style:text-properties officeooo:paragraph-rsid="009edb47"/>
    </style:style>
    <style:style style:name="P15" style:family="paragraph" style:parent-style-name="Heading_20_2">
      <style:text-properties officeooo:paragraph-rsid="00368265"/>
    </style:style>
    <style:style style:name="P16" style:family="paragraph" style:parent-style-name="Heading_20_2">
      <style:text-properties officeooo:paragraph-rsid="009ff2a5"/>
    </style:style>
    <style:style style:name="P17" style:family="paragraph" style:parent-style-name="Text_20_body">
      <style:text-properties fo:font-variant="normal" fo:text-transform="none" fo:color="#000000" style:font-name="Arial" fo:font-size="10pt" fo:letter-spacing="normal" fo:font-style="normal" fo:font-weight="normal" style:font-size-asian="10pt" style:font-size-complex="10pt"/>
    </style:style>
    <style:style style:name="P18" style:family="paragraph" style:parent-style-name="Text_20_body">
      <style:text-properties officeooo:rsid="009ec15d" officeooo:paragraph-rsid="0254ba37"/>
    </style:style>
    <style:style style:name="P19" style:family="paragraph" style:parent-style-name="Text_20_body">
      <style:text-properties officeooo:rsid="00bb0d18" officeooo:paragraph-rsid="00bb0d18"/>
    </style:style>
    <style:style style:name="P20" style:family="paragraph" style:parent-style-name="Text_20_body">
      <style:text-properties officeooo:rsid="00bc5d4a" officeooo:paragraph-rsid="00bc5d4a"/>
    </style:style>
    <style:style style:name="P21" style:family="paragraph" style:parent-style-name="Text_20_body">
      <style:text-properties officeooo:paragraph-rsid="00bb0d18"/>
    </style:style>
    <style:style style:name="P22" style:family="paragraph" style:parent-style-name="Text_20_body">
      <style:text-properties officeooo:rsid="00b6fcfa" officeooo:paragraph-rsid="017a8e84"/>
    </style:style>
    <style:style style:name="P23" style:family="paragraph" style:parent-style-name="Text_20_body">
      <style:text-properties officeooo:rsid="00b6fcfa" officeooo:paragraph-rsid="00e500a5"/>
    </style:style>
    <style:style style:name="P24" style:family="paragraph" style:parent-style-name="Text_20_body">
      <style:text-properties style:font-name="Arial1" fo:language="de" fo:country="DE" officeooo:rsid="0037dde6" officeooo:paragraph-rsid="0037dde6"/>
    </style:style>
    <style:style style:name="P25" style:family="paragraph" style:parent-style-name="Text_20_body" style:list-style-name="L1">
      <style:text-properties style:font-name="Arial1" fo:language="de" fo:country="DE" officeooo:rsid="002c83dc" officeooo:paragraph-rsid="009ff2a5"/>
    </style:style>
    <style:style style:name="P26" style:family="paragraph" style:parent-style-name="Text_20_body" style:list-style-name="L1">
      <style:text-properties style:font-name="Arial1" fo:language="de" fo:country="DE" officeooo:rsid="003c0d2f" officeooo:paragraph-rsid="009ff2a5"/>
    </style:style>
    <style:style style:name="P27" style:family="paragraph" style:parent-style-name="Text_20_body" style:list-style-name="L1">
      <style:text-properties style:font-name="Arial1" fo:language="de" fo:country="DE" officeooo:rsid="002fe1d5" officeooo:paragraph-rsid="009ff2a5"/>
    </style:style>
    <style:style style:name="P28" style:family="paragraph" style:parent-style-name="Text_20_body" style:list-style-name="L1">
      <style:text-properties style:font-name="Arial1" fo:language="de" fo:country="DE" officeooo:rsid="00324cb5" officeooo:paragraph-rsid="009ff2a5"/>
    </style:style>
    <style:style style:name="P29" style:family="paragraph" style:parent-style-name="Text_20_body" style:list-style-name="L1">
      <style:text-properties style:font-name="Arial1" fo:language="de" fo:country="DE" officeooo:rsid="0071e14b" officeooo:paragraph-rsid="009ff2a5"/>
    </style:style>
    <style:style style:name="P30" style:family="paragraph" style:parent-style-name="Text_20_body" style:list-style-name="L1">
      <style:text-properties officeooo:rsid="002c83dc" officeooo:paragraph-rsid="009ff2a5"/>
    </style:style>
    <style:style style:name="P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1" fo:language="de" fo:country="DE"/>
    </style:style>
    <style:style style:name="T2" style:family="text">
      <style:text-properties style:font-name="Arial1" fo:language="de" fo:country="DE" officeooo:rsid="01b6c4ef"/>
    </style:style>
    <style:style style:name="T3" style:family="text">
      <style:text-properties style:font-name="Arial1" fo:language="de" fo:country="DE" officeooo:rsid="001fca1c"/>
    </style:style>
    <style:style style:name="T4" style:family="text">
      <style:text-properties style:font-name="Arial1" fo:language="de" fo:country="DE" officeooo:rsid="0037dde6"/>
    </style:style>
    <style:style style:name="T5" style:family="text">
      <style:text-properties style:font-name="Arial1" fo:language="de" fo:country="DE" officeooo:rsid="002eee78"/>
    </style:style>
    <style:style style:name="T6" style:family="text">
      <style:text-properties style:font-name="Arial1" officeooo:rsid="00e500a5"/>
    </style:style>
    <style:style style:name="T7" style:family="text">
      <style:text-properties officeooo:rsid="00aa0960"/>
    </style:style>
    <style:style style:name="T8" style:family="text">
      <style:text-properties officeooo:rsid="00ad3346"/>
    </style:style>
    <style:style style:name="T9" style:family="text">
      <style:text-properties fo:color="#000000" style:font-name="Arial1" fo:font-size="12pt" officeooo:rsid="00ad3346" style:font-size-asian="12pt" style:font-size-complex="12pt"/>
    </style:style>
    <style:style style:name="T10" style:family="text">
      <style:text-properties fo:font-variant="normal" fo:text-transform="none" fo:color="#000000" style:font-name="Arial1" fo:font-size="12pt" fo:letter-spacing="normal" fo:font-style="normal" fo:font-weight="normal" style:font-size-asian="12pt" style:font-size-complex="12pt"/>
    </style:style>
    <style:style style:name="T11" style:family="text">
      <style:text-properties fo:font-variant="normal" fo:text-transform="none" fo:color="#000000" style:font-name="Arial1" fo:font-size="12pt" fo:letter-spacing="normal" fo:font-style="normal" fo:font-weight="normal" officeooo:rsid="00aeb335" style:font-size-asian="12pt" style:font-size-complex="12pt"/>
    </style:style>
    <style:style style:name="T12" style:family="text">
      <style:text-properties fo:font-variant="normal" fo:text-transform="none" fo:color="#000000" style:font-name="Arial1" fo:font-size="12pt" fo:letter-spacing="normal" fo:font-style="normal" fo:font-weight="normal" officeooo:rsid="00e43ac8" style:font-size-asian="12pt" style:font-size-complex="12pt"/>
    </style:style>
    <style:style style:name="T13" style:family="text">
      <style:text-properties fo:font-variant="normal" fo:text-transform="none" fo:color="#000000" style:font-name="Arial1" fo:font-size="12pt" fo:letter-spacing="normal" fo:font-style="normal" fo:font-weight="normal" officeooo:rsid="00edc44f" fo:background-color="transparent" loext:char-shading-value="0" style:font-size-asian="12pt" style:font-size-complex="12pt"/>
    </style:style>
    <style:style style:name="T14" style:family="text">
      <style:text-properties fo:font-variant="normal" fo:text-transform="none" fo:color="#000000" style:font-name="Arial1" fo:font-size="12pt" fo:letter-spacing="normal" fo:font-style="normal" fo:font-weight="normal" officeooo:rsid="00f0ba24" fo:background-color="transparent" loext:char-shading-value="0" style:font-size-asian="12pt" style:font-size-complex="12pt"/>
    </style:style>
    <style:style style:name="T15" style:family="text">
      <style:text-properties fo:font-variant="normal" fo:text-transform="none" fo:color="#000000" style:font-name="Arial1" fo:font-size="12pt" fo:letter-spacing="normal" fo:font-style="normal" fo:font-weight="normal" officeooo:rsid="00aeb335" fo:background-color="transparent" loext:char-shading-value="0" style:font-size-asian="12pt" style:font-size-complex="12pt"/>
    </style:style>
    <style:style style:name="T16" style:family="text">
      <style:text-properties fo:font-variant="normal" fo:text-transform="none" fo:color="#000000" style:font-name="Arial1" fo:font-size="12pt" fo:letter-spacing="normal" fo:font-style="normal" fo:font-weight="normal" officeooo:rsid="00e79718" fo:background-color="transparent" loext:char-shading-value="0" style:font-size-asian="12pt" style:font-size-complex="12pt"/>
    </style:style>
    <style:style style:name="T17" style:family="text">
      <style:text-properties fo:font-variant="normal" fo:text-transform="none" fo:color="#000000" style:font-name="Arial1" fo:font-size="12pt" fo:letter-spacing="normal" fo:font-style="normal" fo:font-weight="normal" officeooo:rsid="00ec47b1" fo:background-color="transparent" loext:char-shading-value="0" style:font-size-asian="12pt" style:font-size-complex="12pt"/>
    </style:style>
    <style:style style:name="T18" style:family="text">
      <style:text-properties fo:font-variant="normal" fo:text-transform="none" fo:color="#000000" style:font-name="Arial1" fo:font-size="12pt" fo:letter-spacing="normal" fo:font-style="normal" fo:font-weight="normal" officeooo:rsid="00afc7d9" fo:background-color="transparent" loext:char-shading-value="0" style:font-size-asian="12pt" style:font-size-complex="12pt"/>
    </style:style>
    <style:style style:name="T19" style:family="text">
      <style:text-properties officeooo:rsid="00bc5d4a"/>
    </style:style>
    <style:style style:name="T20" style:family="text">
      <style:text-properties fo:color="#f2ba4b" style:font-name="Arial1" fo:background-color="transparent" loext:char-shading-value="0"/>
    </style:style>
    <style:style style:name="T21" style:family="text">
      <style:text-properties fo:color="#f2ba4b" style:font-name="Arial1" officeooo:rsid="009edb47" fo:background-color="transparent" loext:char-shading-value="0"/>
    </style:style>
    <style:style style:name="T22" style:family="text">
      <style:text-properties officeooo:rsid="0088a65f"/>
    </style:style>
    <style:style style:name="T23" style:family="text">
      <style:text-properties officeooo:rsid="017a8e84"/>
    </style:style>
    <style:style style:name="T24" style:family="text">
      <style:text-properties officeooo:rsid="0177aa20"/>
    </style:style>
    <style:style style:name="T25" style:family="text">
      <style:text-properties officeooo:rsid="01796a04"/>
    </style:style>
    <style:style style:name="T26" style:family="text">
      <style:text-properties officeooo:rsid="00e500a5"/>
    </style:style>
    <style:style style:name="T27" style:family="text">
      <style:text-properties officeooo:rsid="00e8a846"/>
    </style:style>
    <style:style style:name="T28" style:family="text">
      <style:text-properties officeooo:rsid="00ef4c3c"/>
    </style:style>
    <style:style style:name="T29" style:family="text">
      <style:text-properties officeooo:rsid="00e8ecc8"/>
    </style:style>
    <style:style style:name="T30" style:family="text">
      <style:text-properties fo:font-variant="normal" fo:text-transform="none" style:use-window-font-color="true" style:text-outline="false" style:text-line-through-style="none" style:text-line-through-type="none" style:text-position="0% 100%" fo:font-family="'Nimbus Roman No9 L'" style:font-family-generic="roman" style:font-pitch="variable"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family-asian="'DejaVu Sans'" style:font-family-generic-asian="system" style:font-pitch-asian="variable" style:font-size-asian="10.5pt" style:language-asian="zxx" style:country-asian="none" style:font-style-asian="normal" style:font-weight-asian="normal" style:font-family-complex="'DejaVu Sans'" style:font-family-generic-complex="system" style:font-pitch-complex="variable" style:font-size-complex="12pt" style:language-complex="zxx" style:country-complex="none" style:font-style-complex="normal" style:font-weight-complex="normal" style:text-emphasize="none" style:text-scale="100%" style:font-relief="none" style:text-overline-style="none" style:text-overline-color="font-color"/>
    </style:style>
    <text:list-style style:name="L1" text:consecutive-numbering="true">
      <text:list-level-style-number text:level="1" text:style-name="Numbering_20_Symbols" style:num-prefix="H"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H"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H"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H"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H"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H"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H"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H"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H"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H"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Einleitung</text:h>
      <text:p text:style-name="P17"><text:span text:style-name="T1">Aus Gründen der leichteren Lesbarkeit wird in der vorliegenden </text:span><text:span text:style-name="T2">Bachelorarbeit</text:span><text:span text:style-name="T1"> die gewohnte männliche Sprachform bei personenbezogenen Substantiven und Pronomen verwendet. Dies impliziert jedoch keine Benachteiligung des weiblichen Geschlechts, sondern soll im Sinne der sprachlichen Vereinfachung als geschlechtsneutral zu verstehen sein.</text:span></text:p>
      <text:h text:style-name="P12" text:outline-level="2">Ausgangssituation &amp; Themendarstellung</text:h>
      <text:p text:style-name="P18">Barrierefreiheit ist oft ein negativ behaftetes Thema, welches im Arbeitsumfeld ungern behandelt wird. Laut Bremus wird Barrierefreiheit oft mit erheblichen Zeitaufwänden und teuren Beratungsleistungen für einen kleinen Prozentsatz der Anwender in Verbindung gebracht<text:note text:id="ftn1" text:note-class="footnote"><text:note-citation>1</text:note-citation><text:note-body><text:p text:style-name="P1">Vgl. Bremus, 2013, S. 11.</text:p></text:note-body></text:note>. <text:span text:style-name="T7">Jedoch betrifft dieses Thema nicht nur körperlich oder geistig eingeschränkte Personen. Alle Nutzer von Webseiten profitieren von einer wohl durchdachten Struktur und einem ausgewählten Design. </text:span></text:p>
      <text:p text:style-name="Text_20_body"><text:span text:style-name="T8">Zur Zeit sind nicht alle Webseiten der Firma erdfisch</text:span><text:span text:style-name="T9"> </text:span><text:span text:style-name="T10">Auditor, Holldorff &amp; Lorenzen GbR</text:span><text:span text:style-name="T10"><text:note text:id="ftn2" text:note-class="footnote"><text:note-citation>2</text:note-citation><text:note-body><text:p text:style-name="P2">Vgl. Holldorff, 2018.</text:p></text:note-body></text:note></text:span><text:span text:style-name="T10"> </text:span><text:span text:style-name="T11">barrierefrei bzw. barrierearm gestaltet. </text:span><text:span text:style-name="T12">Dies soll im Folgenden aufgearbeitet werden.</text:span></text:p>
      <text:h text:style-name="P11" text:outline-level="2">Motivation</text:h>
      <text:p text:style-name="P19">Im Oktober 2017 traf ich auf dem Drupal Camp in Schwerin auf den blinden Business Developer Dennis Westphal. Durch seinen Vortrag über Barrieren im Internet, den ich selbst blind (mit einer Augenbinde) absolvierte, wurde ich auf das Thema „Barrierefreiheit“ aufmerksam. <text:span text:style-name="T19">Angeregt durch dessen Beitrag und einem persönlichen Gespräch mit D. Westphal beschäftigte ich mich intensiver mit diesem Themengebiet. Mit einem neuen Blickwinkel setzte ich mich vor die Webseiten von erdfisch und versuchte blind anhand eines Screenreaders und einer Tastatur zu navigieren. Dabei fiel mir auf, wie schwer es einer eingeschränkten Person fallen kann sich im Internet zu bewegen.</text:span></text:p>
      <text:p text:style-name="P20">Mit dieser Arbeit gilt es nun zu untersuchen, welche Probleme bei einer nicht optimierten Webseite auftreten können und welche Maßnahmen es zu ergreifen gilt.</text:p>
      <text:h text:style-name="P13" text:outline-level="2"><text:span text:style-name="T20">Ziel</text:span><text:span text:style-name="T21">setzung</text:span></text:h>
      <text:p text:style-name="P21"><text:span text:style-name="T13">Das Ziel der </text:span><text:span text:style-name="T14">Forschung</text:span><text:span text:style-name="T13"> ist,</text:span><text:span text:style-name="T15"> eine</text:span><text:span text:style-name="T13">n</text:span><text:span text:style-name="T15"> </text:span><text:span text:style-name="T16">Leitfaden</text:span><office:annotation><dc:creator>Janet Lehmann</dc:creator><dc:date>2018-07-09T10:44:15.985600567</dc:date><loext:sender-initials>JL</loext:sender-initials><text:p><text:span text:style-name="T30">Drupal 8 Prototypen?</text:span></text:p></office:annotation><text:span text:style-name="T15"> </text:span><text:span text:style-name="T14">für </text:span><text:span text:style-name="T15">die Gestaltung einer barrie</text:span><text:span text:style-name="T17">armen</text:span><text:span text:style-name="T15"> Internetpräsenz </text:span><text:span text:style-name="T14">zu entwickeln.</text:span><text:span text:style-name="T15"> Anhand der </text:span><text:span text:style-name="T14">Richtlinien</text:span><text:span text:style-name="T15"> wird eine Handlungsempfehlung </text:span><text:span text:style-name="T18">für gegenwärtige und zukünftige Projekte </text:span><text:span text:style-name="T15">formuliert.</text:span></text:p>
      <text:h text:style-name="P14" text:outline-level="2"><text:span text:style-name="T22">Forschungsm</text:span>ethoden</text:h>
      <text:h text:style-name="P9" text:outline-level="3">Literaturrecherche</text:h>
      <text:p text:style-name="P22">Initial wird eine Literaturrecherche der vorhanden Fachliteratur durchgeführt, um das <text:span text:style-name="T23">Untersuchungsgebiet</text:span> zu <text:span text:style-name="T24">analysieren</text:span> <text:span text:style-name="T24">und bereits bestehendes Wissen zu sammeln</text:span><text:note text:id="ftn3" text:note-class="footnote"><text:note-citation>3</text:note-citation><text:note-body><text:p text:style-name="P3">Vgl. Krul, 2015.</text:p></text:note-body></text:note>. <text:span text:style-name="T25">Das Ziel ist es, die</text:span> wichtigsten Themengebiete, <text:span text:style-name="T25">durch Eingrenzung des angesammeltes Stoffes, herauszuarbeiten und ein Grundverständnis aufzubauen. Auf Basis der gesammelten und eingegrenzten Literatur werden die einzelnen Quellen auf ihre Relevanz und ihre wissenschaftliche Qualität überprüft und bewertet</text:span><text:note text:id="ftn4" text:note-class="footnote"><text:note-citation>4</text:note-citation><text:note-body><text:p text:style-name="P3">Vgl. Krul, 2015.</text:p></text:note-body></text:note><text:span text:style-name="T25">. Im Anschluss werden</text:span> <text:span text:style-name="T24">die relevantesten Informationen im Rahmen dieser Bachelorarbeit diskutiert.</text:span></text:p>
      <text:h text:style-name="P9" text:outline-level="3">Experteninterview </text:h>
      <text:p text:style-name="P23">Das eingegrenzte Themengebiet soll <text:span text:style-name="T26">mit Hilfe eines explorativen Experteninterviews</text:span> vertieft und ergänzt werden. <text:span text:style-name="T26">Laut Bogner „</text:span><text:span text:style-name="T6">[…</text:span><text:span text:style-name="T26">] können Experteninterviews zur Herstellung einer ersten Orientierung in einem thematisch neuen oder unübersichtlichen Feld dienen, zur Schärfung des Problembewusstseins des Forschers oder auch als Vorlauf zur Erstellung eines abschließenden Leitfadens.“</text:span><text:span text:style-name="T26"><text:note text:id="ftn5" text:note-class="footnote"><text:note-citation>5</text:note-citation><text:note-body><text:p text:style-name="P4">Bogner, Littig, Menz, 2009, S. 64.</text:p></text:note-body></text:note></text:span><text:span text:style-name="T26">. Das Interview dient dementsprechend der thematischen Strukturierung des Themas und dem Aufstellen von Hypothesen</text:span><text:span text:style-name="T26"><text:note text:id="ftn6" text:note-class="footnote"><text:note-citation>6</text:note-citation><text:note-body><text:p text:style-name="P5"><text:span text:style-name="T27">Vgl. </text:span>Bogner, Littig, Menz<text:span text:style-name="T27">,</text:span> 2009, S. 64.</text:p></text:note-body></text:note></text:span><text:span text:style-name="T26">.</text:span></text:p>
      <text:p text:style-name="P23"><text:span text:style-name="T28">Ziel der Befragung des Experten ist es, </text:span>die Realitätsnähe des gesammelten Wissen <text:span text:style-name="T29">zu </text:span>bestätig<text:span text:style-name="T29">en bzw. zu </text:span>falsifizier<text:span text:style-name="T29">en, sowie die thematische Sondierung. </text:span></text:p>
      <text:h text:style-name="P10" text:outline-level="3">Leitfaden<office:annotation><dc:creator>Janet Lehmann</dc:creator><dc:date>2018-07-09T10:51:13.948891009</dc:date><loext:sender-initials>JL</loext:sender-initials><text:p text:style-name="P31"><text:span text:style-name="T30">Protoyp?</text:span></text:p></office:annotation></text:h>
      <text:p text:style-name="Text_20_body"/>
      <text:h text:style-name="P15" text:outline-level="2"><text:span text:style-name="T3">F</text:span><text:span text:style-name="T1">orschungsfrag</text:span><text:span text:style-name="T4">e</text:span></text:h>
      <text:p text:style-name="P24">Was kann getan werden, um Webseiten möglichst barrierearm zu gestalten?</text:p>
      <text:h text:style-name="P16" text:outline-level="2"><text:span text:style-name="T3">H</text:span><text:span text:style-name="T1">ypothesen</text:span></text:h>
      <text:list xml:id="list1013627351" text:style-name="L1">
        <text:list-item>
          <text:p text:style-name="P25">Menschen mit Behinderung haben es schwer, sich auf Webseiten zurechtzufinden.</text:p>
        </text:list-item>
        <text:list-item>
          <text:p text:style-name="P30"><text:span text:style-name="T1">Menschen mit Sehbehinderung wissen nicht, wo sich einzelne Elemente </text:span><text:span text:style-name="T5">der Webseite </text:span><text:span text:style-name="T1">explizit befinden.</text:span></text:p>
        </text:list-item>
        <text:list-item>
          <text:p text:style-name="P26">Menschen mit Behinderung bedienen ihre Geräte meist mit der Tastatur.</text:p>
        </text:list-item>
        <text:list-item>
          <text:p text:style-name="P25">Nicht alle Elemente einer Webseite können mit der Tastatur erreicht werden.</text:p>
        </text:list-item>
        <text:list-item>
          <text:p text:style-name="P27">Drupal ist in Vergleich zu anderen Content-Management-Systemen barrierearm.</text:p>
        </text:list-item>
        <text:list-item>
          <text:p text:style-name="P28">Für Menschen mit Behinderung ist es schwer, schnell an Informationen zu gelangen.</text:p>
        </text:list-item>
        <text:list-item>
          <text:p text:style-name="P29">CAPTCHAs stellen eine große Hürde da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1"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1"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1"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1"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1"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1"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1"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2"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1"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2"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2"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1"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1"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1"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1" fo:font-family="Arial" style:font-family-generic="swiss" style:font-pitch="variable" fo:font-size="28pt" fo:font-weight="bold" style:font-size-asian="28pt" style:font-weight-asian="bold" style:font-size-complex="28pt" style:font-weight-complex="bold"/>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1"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1" fo:font-size="10pt" officeooo:rsid="001820a1" officeooo:paragraph-rsid="001820a1" style:font-size-asian="10pt" style:font-size-complex="10pt"/>
    </style:style>
    <style:style style:name="MP2" style:family="paragraph" style:parent-style-name="Footer">
      <style:paragraph-properties fo:text-align="end" style:justify-single-word="false"/>
      <style:text-properties style:font-name="Arial1" fo:language="de" fo:country="DE"/>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Header_20_left"/>
      </style:header-first>
      <style:footer>
        <text:p text:style-name="MP2"><text:page-number style:num-format="1" text:select-page="current">34</text:page-number></text:p>
      </style:footer>
      <style:footer-first>
        <text:p text:style-name="MP2"><text:page-number style:num-format="1" text:select-page="current">5</text:page-number></text:p>
      </style:footer-first>
    </style:master-page>
    <style:master-page style:name="Endnote" style:page-layout-name="Mpm2"/>
    <style:master-page style:name="Index" style:page-layout-name="Mpm3">
      <style:footer>
        <text:p text:style-name="MP2"><text:page-number style:num-format="I" text:select-page="current">X</text:page-number></text:p>
      </style:footer>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dc:date>2018-08-03T12:31:17.935996909</dc:date>
    <dc:creator>Janet Lehmann</dc:creator>
    <meta:editing-duration>P0D</meta:editing-duration>
    <meta:editing-cycles>1</meta:editing-cycles>
    <meta:document-statistic meta:table-count="0" meta:image-count="0" meta:object-count="0" meta:paragraph-count="37" meta:word-count="562" meta:character-count="4207" meta:non-whitespace-character-count="3696"/>
    <meta:generator>LibreOffice/6.0.6.2$MacOSX_X86_64 LibreOffice_project/0c292870b25a325b5ed35f6b45599d2ea4458e77</meta:generator>
    <meta:template xlink:type="simple" xlink:actuate="onRequest" xlink:title="" xlink:href="../Bachelorarbeit_Master.odm" meta:date="2018-08-03T12:33:17.402823761"/>
  </office:meta>
</office:document-meta>
</file>